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2" style:family="table">
      <style:table-properties style:width="9.694cm" table:align="left"/>
    </style:style>
    <style:style style:name="Tabla2.A" style:family="table-column">
      <style:table-column-properties style:column-width="2.106cm"/>
    </style:style>
    <style:style style:name="Tabla2.B" style:family="table-column">
      <style:table-column-properties style:column-width="1.633cm"/>
    </style:style>
    <style:style style:name="Tabla2.C" style:family="table-column">
      <style:table-column-properties style:column-width="1.963cm"/>
    </style:style>
    <style:style style:name="Tabla2.D" style:family="table-column">
      <style:table-column-properties style:column-width="2.044cm"/>
    </style:style>
    <style:style style:name="Tabla2.E" style:family="table-column">
      <style:table-column-properties style:column-width="1.947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2.2" style:family="table-row">
      <style:table-row-properties fo:background-color="#e7e9eb">
        <style:background-image/>
      </style:table-row-properties>
    </style:style>
    <style:style style:name="Tabla2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2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2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2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" style:family="table">
      <style:table-properties style:width="9.402cm" table:align="left"/>
    </style:style>
    <style:style style:name="Tabla3.A" style:family="table-column">
      <style:table-column-properties style:column-width="2.106cm"/>
    </style:style>
    <style:style style:name="Tabla3.B" style:family="table-column">
      <style:table-column-properties style:column-width="1.704cm"/>
    </style:style>
    <style:style style:name="Tabla3.C" style:family="table-column">
      <style:table-column-properties style:column-width="1.963cm"/>
    </style:style>
    <style:style style:name="Tabla3.D" style:family="table-column">
      <style:table-column-properties style:column-width="1.774cm"/>
    </style:style>
    <style:style style:name="Tabla3.E" style:family="table-column">
      <style:table-column-properties style:column-width="1.854cm"/>
    </style:style>
    <style:style style:name="Tabla3.1" style:family="table-row">
      <style:table-row-properties fo:background-color="#ffffff">
        <style:background-image/>
      </style:table-row-properties>
    </style:style>
    <style:style style:name="Tabla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3.2" style:family="table-row">
      <style:table-row-properties fo:background-color="#e7e9eb">
        <style:background-image/>
      </style:table-row-properties>
    </style:style>
    <style:style style:name="Tabla3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3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3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3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0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rsid="0013019d" officeooo:paragraph-rsid="0013019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background-color="transparent" loext:padding="0cm" loext:border="non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013f988"/>
    </style:style>
    <style:style style:name="P20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21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paragraph-rsid="0013f988"/>
    </style:style>
    <style:style style:name="P22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background-color="transparent" loext:char-shading-value="0"/>
    </style:style>
    <style:style style:name="T2" style:family="text">
      <style:text-properties loext:padding="0cm" loext:border="none"/>
    </style:style>
    <style:style style:name="T3" style:family="text">
      <style:text-properties fo:color="#0000cd" loext:opacity="100%"/>
    </style:style>
    <style:style style:name="T4" style:family="text">
      <style:text-properties fo:color="#a52a2a" loext:opacity="100%"/>
    </style:style>
    <style:style style:name="T5" style:family="text">
      <style:text-properties fo:color="#ff0000" loext:opacity="100%"/>
    </style:style>
    <style:style style:name="T6" style:family="text">
      <style:text-properties officeooo:rsid="0013019d"/>
    </style:style>
    <style:style style:name="T7" style:family="text">
      <style:text-properties officeooo:rsid="0013019d" loext:padding="0cm" loext:border="none"/>
    </style:style>
    <style:style style:name="T8" style:family="text">
      <style:text-properties officeooo:rsid="0013f988"/>
    </style:style>
    <style:style style:name="T9" style:family="text">
      <style:text-properties officeooo:rsid="0013f988" loext:padding="0cm" loext:border="none"/>
    </style: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www.w3schools.com/js/exercise_js.asp?filename=exercise_js_array_method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étodos de array de JavaScript</text:h>
      <text:h text:style-name="P20" text:outline-level="2"/>
      <text:h text:style-name="P2" text:outline-level="2"><text:bookmark text:name="mark_length"/>Longitud del array</text:h>
      <text:p text:style-name="P3">La propiedad <text:span text:style-name="Source_20_Text"><text:span text:style-name="T2">length</text:span></text:span> devuelve la longitud (tamaño) de un array: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<text:span text:style-name="T3">let</text:span> size = fruits.length;</text:p>
      <text:p text:style-name="P9"><text:s/></text:p>
      <text:p text:style-name="Horizontal_20_Line"/>
      <text:h text:style-name="P2" text:outline-level="2">toString()</text:h>
      <text:p text:style-name="P3">El método <text:span text:style-name="T8">de</text:span> JavaScript <text:span text:style-name="Source_20_Text"><text:span text:style-name="T2">toString()</text:span></text:span>convierte un array en una cadena de valores de<text:span text:style-name="T8">l</text:span> array (separados por comas).</text:p>
      <text:h text:style-name="P5" text:outline-level="3">Ejemplo</text:h>
      <text:p text:style-name="P15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document.getElementById(<text:span text:style-name="T4">"demo"</text:span>).innerHTML = fruits.toString();</text:p>
      <text:p text:style-name="P8">Resultado:</text:p>
      <text:p text:style-name="P9">Banana,Orange,Apple,Mango</text:p>
      <text:p text:style-name="P9"><text:s/></text:p>
      <text:p text:style-name="Horizontal_20_Line"/>
      <text:h text:style-name="P2" text:outline-level="2"><text:span text:style-name="T6">at</text:span>()</text:h>
      <text:p text:style-name="P3"><text:a xlink:type="simple" xlink:href="https://www.w3schools.com/js/js_2022.asp" text:style-name="Internet_20_link" text:visited-style-name="Visited_20_Internet_20_Link"><text:span text:style-name="T1">ES2022</text:span></text:a> introdujo el método <text:span text:style-name="Source_20_Text"><text:span text:style-name="T2">at()</text:span></text:span>:</text:p>
      <text:h text:style-name="P5" text:outline-level="3">Ejemplos</text:h>
      <text:p text:style-name="P8">Obtenga el tercer elemento de frutas usando at():</text:p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<text:span text:style-name="T3">let</text:span> fruit = fruits.at(<text:span text:style-name="T5">2</text:span>);</text:p>
      <text:p text:style-name="P8"><text:s/></text:p>
      <text:p text:style-name="P8">Obtén el tercer elemento de las frutas usando []:</text:p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<text:span text:style-name="T3">let</text:span> fruit = fruits[<text:span text:style-name="T5">2</text:span>];</text:p>
      <text:p text:style-name="P8"><text:s/></text:p>
      <text:p text:style-name="P3">El método <text:span text:style-name="Source_20_Text"><text:span text:style-name="T2">at() </text:span></text:span>devuelve un elemento indexado de un array.</text:p>
      <text:p text:style-name="P3"><text:soft-page-break/>El  método <text:span text:style-name="Source_20_Text"><text:span text:style-name="T2">at() </text:span></text:span>devuelve lo mismo que <text:span text:style-name="Source_20_Text"><text:span text:style-name="T2">[]</text:span></text:span>.</text:p>
      <text:p text:style-name="P3">El método <text:span text:style-name="Source_20_Text"><text:span text:style-name="T2">at() </text:span></text:span>es compatible con todos los navegadores modernos desde marzo de 2022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</table:table-row>
        <table:table-row table:style-name="Tabla2.2">
          <table:table-cell table:style-name="Tabla2.A2" office:value-type="string">
            <text:p text:style-name="P12">Chrome 92</text:p>
          </table:table-cell>
          <table:table-cell table:style-name="Tabla2.B2" office:value-type="string">
            <text:p text:style-name="P12">Edge 92</text:p>
          </table:table-cell>
          <table:table-cell table:style-name="Tabla2.C2" office:value-type="string">
            <text:p text:style-name="P12">Firefox 90</text:p>
          </table:table-cell>
          <table:table-cell table:style-name="Tabla2.D2" office:value-type="string">
            <text:p text:style-name="P12">Safari 15.4</text:p>
          </table:table-cell>
          <table:table-cell table:style-name="Tabla2.E2" office:value-type="string">
            <text:p text:style-name="P12">Opera 78</text:p>
          </table:table-cell>
        </table:table-row>
        <table:table-row table:style-name="Tabla2.1">
          <table:table-cell table:style-name="Tabla2.A3" office:value-type="string">
            <text:p text:style-name="P12">Apr 2021</text:p>
          </table:table-cell>
          <table:table-cell table:style-name="Tabla2.B3" office:value-type="string">
            <text:p text:style-name="P12">Jul 2021</text:p>
          </table:table-cell>
          <table:table-cell table:style-name="Tabla2.C3" office:value-type="string">
            <text:p text:style-name="P12">Jul 2021</text:p>
          </table:table-cell>
          <table:table-cell table:style-name="Tabla2.D3" office:value-type="string">
            <text:p text:style-name="P12">Mar 2022</text:p>
          </table:table-cell>
          <table:table-cell table:style-name="Tabla2.E3" office:value-type="string">
            <text:p text:style-name="P11">Aug 2021</text:p>
          </table:table-cell>
        </table:table-row>
      </table:table>
      <text:h text:style-name="P4" text:outline-level="2">Nota</text:h>
      <text:p text:style-name="P3"><text:span text:style-name="T2">Muchos idiomas permiten </text:span><text:span text:style-name="Source_20_Text"><text:span text:style-name="T2">negative bracket indexing </text:span></text:span><text:span text:style-name="T2">como [-1] <text:s/>acceder a elementos desde el final de un objeto/array/cadena. Esto no es posible en JavaScript porque [] se usa para acceder tanto a </text:span><text:span text:style-name="T7">arrays</text:span><text:span text:style-name="T2"> como a objetos. obj[-1] se refiere al valor de la clave -1, no a la última propiedad del objeto.</text:span></text:p>
      <text:p text:style-name="P3"><text:span text:style-name="T2">El  método </text:span><text:span text:style-name="Source_20_Text"><text:span text:style-name="T2">at() </text:span></text:span><text:span text:style-name="T2">se introdujo en ES2022 para resolver este problema.</text:span></text:p>
      <text:p text:style-name="Horizontal_20_Line"/>
      <text:h text:style-name="P2" text:outline-level="2"><text:span text:style-name="T6">join</text:span>()</text:h>
      <text:p text:style-name="P3">El método <text:span text:style-name="Source_20_Text"><text:span text:style-name="T2">join() </text:span></text:span>también une todos los elementos de el array en una cadena.</text:p>
      <text:p text:style-name="P3">Se comporta igual que <text:span text:style-name="Source_20_Text"><text:span text:style-name="T2">toString()</text:span></text:span>, pero además puedes especificar el separador:</text:p>
      <text:h text:style-name="P5" text:outline-level="3">Ejemplo</text:h>
      <text:p text:style-name="P15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document.getElementById(<text:span text:style-name="T4">"demo"</text:span>).innerHTML = fruits.join(<text:span text:style-name="T4">" * "</text:span>);</text:p>
      <text:p text:style-name="P8">Resultado:</text:p>
      <text:p text:style-name="P9">Banana * Orange * Apple * Mango</text:p>
      <text:p text:style-name="P9"><text:s/></text:p>
      <text:p text:style-name="Horizontal_20_Line"/>
      <text:h text:style-name="P21" text:outline-level="2"><text:span text:style-name="T8">pop() y push()</text:span></text:h>
      <text:p text:style-name="P19">Cuando trabaja con arrays, es fácil eliminar elementos y agregar nuevos elementos.</text:p>
      <text:p text:style-name="P3">Sacar elementos <text:span text:style-name="Strong_20_Emphasis">de</text:span> un array o insertar elementos <text:span text:style-name="Strong_20_Emphasis">en</text:span> un array.</text:p>
      <text:p text:style-name="Horizontal_20_Line"/>
      <text:h text:style-name="P2" text:outline-level="2"><text:span text:style-name="T6">pop</text:span>()</text:h>
      <text:p text:style-name="P3">El  método <text:span text:style-name="Source_20_Text"><text:span text:style-name="T2">pop() </text:span></text:span>elimina el último elemento de un <text:s/>array: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fruits.pop();</text:p>
      <text:p text:style-name="P8"><text:soft-page-break/><text:s/></text:p>
      <text:p text:style-name="P3">El  método <text:span text:style-name="Source_20_Text"><text:span text:style-name="T2">pop() </text:span></text:span>devuelve el valor que "sacó":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<text:span text:style-name="T3">let</text:span> fruit = fruits.pop();</text:p>
      <text:p text:style-name="P9"><text:s/></text:p>
      <text:p text:style-name="Horizontal_20_Line"/>
      <text:h text:style-name="P2" text:outline-level="2"><text:span text:style-name="T6">push</text:span>()</text:h>
      <text:p text:style-name="P3">El  método <text:span text:style-name="Source_20_Text"><text:span text:style-name="T2">push() </text:span></text:span>agrega un nuevo elemento a un array (al final):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fruits.push(<text:span text:style-name="T4">"Kiwi"</text:span>);</text:p>
      <text:p text:style-name="P8"><text:s/></text:p>
      <text:p text:style-name="P3">El método <text:span text:style-name="Source_20_Text"><text:span text:style-name="T2">push() </text:span></text:span>devuelve la nueva longitud d<text:span text:style-name="T6">e</text:span>l array: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<text:span text:style-name="T3">let</text:span> length = fruits.push(<text:span text:style-name="T4">"Kiwi"</text:span>);</text:p>
      <text:p text:style-name="P9"><text:s/></text:p>
      <text:p text:style-name="Horizontal_20_Line"/>
      <text:h text:style-name="P2" text:outline-level="2">Elementos <text:span text:style-name="T6">desplazamiento</text:span></text:h>
      <text:p text:style-name="P3"><text:span text:style-name="T8">shift()</text:span> es equivalente a <text:span text:style-name="T6">pop,</text:span> pero trabaj<text:span text:style-name="T6">ando</text:span> en el primer elemento en lugar del último.</text:p>
      <text:p text:style-name="Horizontal_20_Line"/>
      <text:h text:style-name="P2" text:outline-level="2"><text:span text:style-name="T6">shift</text:span>()</text:h>
      <text:p text:style-name="P3">El  método <text:span text:style-name="Source_20_Text"><text:span text:style-name="T2">shift() </text:span></text:span>elimina el primer elemento del array y "desplaza" todos los demás elementos a un índice inferior.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fruits.shift();</text:p>
      <text:p text:style-name="P3"><text:a xlink:type="simple" xlink:href="https://www.w3schools.com/js/tryit.asp?filename=tryjs_array_shift" office:target-frame-name="_blank" xlink:show="new" text:style-name="Internet_20_link" text:visited-style-name="Visited_20_Internet_20_Link"><text:span text:style-name="T2"/></text:a></text:p>
      <text:p text:style-name="P3">El  método <text:span text:style-name="Source_20_Text"><text:span text:style-name="T2">shift() </text:span></text:span>devuelve el valor que fue "desplazado":</text:p>
      <text:h text:style-name="P5" text:outline-level="3"><text:soft-page-break/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<text:span text:style-name="T3">let</text:span> fruit = fruits.shift();</text:p>
      <text:p text:style-name="P9"><text:s/></text:p>
      <text:p text:style-name="Horizontal_20_Line"/>
      <text:h text:style-name="P2" text:outline-level="2"><text:span text:style-name="T6">unshift</text:span>()</text:h>
      <text:p text:style-name="P3">El método <text:span text:style-name="Source_20_Text"><text:span text:style-name="T2">unshift() </text:span></text:span>agrega un nuevo elemento a un array (al principio) y "desplaza" los elementos más antiguos: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fruits.unshift(<text:span text:style-name="T4">"Lemon"</text:span>);</text:p>
      <text:p text:style-name="P8"><text:s/></text:p>
      <text:p text:style-name="P3">El método <text:span text:style-name="Source_20_Text"><text:span text:style-name="T2">unshift() </text:span></text:span>devuelve la nueva longitud del array: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fruits.unshift(<text:span text:style-name="T4">"Lemon"</text:span>);</text:p>
      <text:p text:style-name="P9"><text:s/></text:p>
      <text:p text:style-name="Horizontal_20_Line"/>
      <text:h text:style-name="P2" text:outline-level="2">Elementos cambiantes</text:h>
      <text:p text:style-name="P3">Se accede a los elementos del array utilizando su <text:span text:style-name="Strong_20_Emphasis">número de índice</text:span> :</text:p>
      <text:p text:style-name="P3"><text:span text:style-name="Strong_20_Emphasis"><text:span text:style-name="T2">Los índices</text:span></text:span><text:span text:style-name="T2"> de</text:span><text:span text:style-name="T9">l</text:span><text:span text:style-name="T2"> array comienzan con 0:</text:span></text:p>
      <text:p text:style-name="P8">[0] es el primer elemento del array<text:line-break/>[1] es el segundo<text:line-break/>[2] es el tercero...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fruits[<text:span text:style-name="T5">0</text:span>] = <text:span text:style-name="T4">"Kiwi"</text:span>;</text:p>
      <text:p text:style-name="P9"><text:s/></text:p>
      <text:p text:style-name="Horizontal_20_Line"/>
      <text:h text:style-name="P10" text:outline-level="2">length</text:h>
      <text:p text:style-name="P3">La propiedad <text:span text:style-name="Source_20_Text"><text:span text:style-name="T2">length</text:span></text:span> proporciona una manera sencilla de agregar un nuevo elemento a un array:</text:p>
      <text:h text:style-name="P5" text:outline-level="3"><text:soft-page-break/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fruits[fruits.length] = <text:span text:style-name="T4">"Kiwi"</text:span>;</text:p>
      <text:p text:style-name="P9"><text:s/></text:p>
      <text:p text:style-name="Horizontal_20_Line"/>
      <text:h text:style-name="P2" text:outline-level="2"><text:span text:style-name="T8">delete</text:span>()</text:h>
      <text:h text:style-name="P5" text:outline-level="3">Advertencia !</text:h>
      <text:p text:style-name="P3"><text:span text:style-name="T2">El uso </text:span><text:span text:style-name="T9">de </text:span><text:span text:style-name="Source_20_Text"><text:span text:style-name="T2">delete() </text:span></text:span><text:span text:style-name="T2">deja agujeros </text:span><text:span text:style-name="Source_20_Text"><text:span text:style-name="T2">undefined </text:span></text:span><text:span text:style-name="T2">en el array.</text:span></text:p>
      <text:p text:style-name="P8">Utilice pop() o shift() en su lugar.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<text:span text:style-name="T3">delete</text:span> fruits[<text:span text:style-name="T5">0</text:span>];</text:p>
      <text:p text:style-name="P9"><text:s/></text:p>
      <text:p text:style-name="Horizontal_20_Line"/>
      <text:h text:style-name="P2" text:outline-level="2"><text:bookmark text:name="mark_concat"/>Fusionar arrays (concatenar)</text:h>
      <text:p text:style-name="P3">En los lenguajes de programación, la concatenación significa unir cadenas de un extremo a otro.</text:p>
      <text:p text:style-name="P3">La concatenación "<text:span text:style-name="T6">bola de </text:span>" y "<text:span text:style-name="T6">nieve</text:span>" da "bola de nieve".</text:p>
      <text:p text:style-name="P3">Concatenar arrays significa unir arrays de un extremo a otro.</text:p>
      <text:p text:style-name="Horizontal_20_Line"/>
      <text:h text:style-name="P2" text:outline-level="2">Concatenación de array de JavaScript()</text:h>
      <text:p text:style-name="P3">El método <text:span text:style-name="Source_20_Text"><text:span text:style-name="T2">concat() </text:span></text:span>crea un <text:span text:style-name="T6">nuevo</text:span> array fusionando (concatenando) arrays existentes:</text:p>
      <text:h text:style-name="P5" text:outline-level="3">Ejemplo (fusión de dos arrays)</text:h>
      <text:p text:style-name="P14"><text:span text:style-name="T3">const</text:span> myGirls = [<text:span text:style-name="T4">"Cecilie"</text:span>, <text:span text:style-name="T4">"Lone"</text:span>];<text:line-break/><text:span text:style-name="T3">const</text:span> myBoys = [<text:span text:style-name="T4">"Emil"</text:span>, <text:span text:style-name="T4">"Tobias"</text:span>, <text:span text:style-name="T4">"Linus"</text:span>];<text:line-break/><text:line-break/><text:span text:style-name="T3">const</text:span> myChildren = myGirls.concat(myBoys);</text:p>
      <text:p text:style-name="P8"><text:s/></text:p>
      <text:h text:style-name="P4" text:outline-level="2">Nota</text:h>
      <text:p text:style-name="P3"><text:span text:style-name="T2">El método </text:span><text:span text:style-name="Source_20_Text"><text:span text:style-name="T2">concat() </text:span></text:span><text:span text:style-name="T2">no cambia l</text:span><text:span text:style-name="T9">o</text:span><text:span text:style-name="T2">s arrays existentes. Siempre devuelve un nuev</text:span><text:span text:style-name="T9">o</text:span><text:span text:style-name="T2"> array.</text:span></text:p>
      <text:p text:style-name="P3"><text:span text:style-name="T2">El  método </text:span><text:span text:style-name="Source_20_Text"><text:span text:style-name="T2">concat() </text:span></text:span><text:span text:style-name="T2">puede tomar cualquier número de argumentos de</text:span><text:span text:style-name="T9">l</text:span><text:span text:style-name="T2"> array.</text:span></text:p>
      <text:h text:style-name="P5" text:outline-level="3"><text:soft-page-break/>Ejemplo (fusión de tres arrays)</text:h>
      <text:p text:style-name="P14"><text:span text:style-name="T3">const</text:span> arr1 = [<text:span text:style-name="T4">"Cecilie"</text:span>, <text:span text:style-name="T4">"Lone"</text:span>];<text:line-break/><text:span text:style-name="T3">const</text:span> arr2 = [<text:span text:style-name="T4">"Emil"</text:span>, <text:span text:style-name="T4">"Tobias"</text:span>, <text:span text:style-name="T4">"Linus"</text:span>];<text:line-break/><text:span text:style-name="T3">const</text:span> arr3 = [<text:span text:style-name="T4">"Robin"</text:span>, <text:span text:style-name="T4">"Morgan"</text:span>];<text:line-break/><text:span text:style-name="T3">const</text:span> myChildren = arr1.concat(arr2, arr3);</text:p>
      <text:p text:style-name="P8"><text:s/></text:p>
      <text:p text:style-name="P3">El  método <text:span text:style-name="Source_20_Text"><text:span text:style-name="T2">concat() </text:span></text:span>también puede tomar cadenas como argumentos:</text:p>
      <text:h text:style-name="P5" text:outline-level="3">Ejemplo (Fusionar un array con valores)</text:h>
      <text:p text:style-name="P14"><text:span text:style-name="T3">const</text:span> arr1 = [<text:span text:style-name="T4">"Emil"</text:span>, <text:span text:style-name="T4">"Tobias"</text:span>, <text:span text:style-name="T4">"Linus"</text:span>];<text:line-break/><text:span text:style-name="T3">const</text:span> myChildren = arr1.concat(<text:span text:style-name="T4">"Peter"</text:span>); </text:p>
      <text:p text:style-name="P9"><text:s/></text:p>
      <text:p text:style-name="Horizontal_20_Line"/>
      <text:h text:style-name="P2" text:outline-level="2"><text:span text:style-name="T6">copyWithin</text:span>()</text:h>
      <text:p text:style-name="P3">El método <text:span text:style-name="Source_20_Text"><text:span text:style-name="T2">copyWithin() </text:span></text:span>copia elementos del array a otra posición en un array:</text:p>
      <text:h text:style-name="P5" text:outline-level="3">Ejemplos</text:h>
      <text:p text:style-name="P8">Copie al índice 2, todos los elementos del índice 0:</text:p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fruits.copyWithin(<text:span text:style-name="T5">2</text:span>, <text:span text:style-name="T5">0</text:span>);</text:p>
      <text:p text:style-name="P8"><text:s/></text:p>
      <text:p text:style-name="P8">Copiar al índice 2, los elementos del índice 0 al 2:</text:p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, <text:span text:style-name="T4">"Kiwi"</text:span>];<text:line-break/>fruits.copyWithin(<text:span text:style-name="T5">2</text:span>, <text:span text:style-name="T5">0</text:span>, <text:span text:style-name="T5">2</text:span>);</text:p>
      <text:p text:style-name="P8"><text:s/></text:p>
      <text:h text:style-name="P4" text:outline-level="2">Nota</text:h>
      <text:p text:style-name="P3"><text:span text:style-name="T2">El método </text:span><text:span text:style-name="Source_20_Text"><text:span text:style-name="T2">copyWithin() </text:span></text:span><text:span text:style-name="T2">sobrescribe los valores existentes.</text:span></text:p>
      <text:p text:style-name="P3"><text:span text:style-name="T2">El  método </text:span><text:span text:style-name="Source_20_Text"><text:span text:style-name="T2">copyWithin() </text:span></text:span><text:span text:style-name="T2">no agrega elementos al array.</text:span></text:p>
      <text:p text:style-name="P3"><text:span text:style-name="T2">El método </text:span><text:span text:style-name="Source_20_Text"><text:span text:style-name="T2">copyWithin() </text:span></text:span><text:span text:style-name="T2">no cambia la longitud del array.</text:span></text:p>
      <text:p text:style-name="Horizontal_20_Line"/>
      <text:h text:style-name="P10" text:outline-level="2">flat()</text:h>
      <text:p text:style-name="P3">Aplanar un array es el proceso de reducir la dimensionalidad de un array.</text:p>
      <text:p text:style-name="P3"><text:span text:style-name="T6">E</text:span>s útil cuando desea convertir un <text:s/>array multidimensional en un array unidimensional.</text:p>
      <text:h text:style-name="P2" text:outline-level="2"><text:soft-page-break/></text:h>
      <text:p text:style-name="P3"><text:a xlink:type="simple" xlink:href="https://www.w3schools.com/js/js_2019.asp" text:style-name="Internet_20_link" text:visited-style-name="Visited_20_Internet_20_Link"><text:span text:style-name="T1">ES2019</text:span></text:a> Se introdujo el método <text:s/>flat().</text:p>
      <text:p text:style-name="P3">El método <text:span text:style-name="Source_20_Text"><text:span text:style-name="T2">flat() </text:span></text:span>crea un nuev<text:span text:style-name="T6">o</text:span> array con elementos de subarray concatenados a una profundidad especificada.</text:p>
      <text:h text:style-name="P5" text:outline-level="3">Ejemplo</text:h>
      <text:p text:style-name="P14"><text:span text:style-name="T3">const</text:span> myArr = [[<text:span text:style-name="T5">1</text:span>,<text:span text:style-name="T5">2</text:span>],[<text:span text:style-name="T5">3</text:span>,<text:span text:style-name="T5">4</text:span>],[<text:span text:style-name="T5">5</text:span>,<text:span text:style-name="T5">6</text:span>]];<text:line-break/><text:span text:style-name="T3">const</text:span> newArr = myArr.flat();</text:p>
      <text:p text:style-name="P8"><text:s/></text:p>
      <text:h text:style-name="P2" text:outline-level="2">Soporte del navegador</text:h>
      <text:p text:style-name="P3">JavaScript Array <text:span text:style-name="Source_20_Text"><text:span text:style-name="T2">flat()</text:span></text:span>es compatible con todos los navegadores modernos desde enero de 2020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</table:table-row>
        <table:table-row table:style-name="Tabla3.2">
          <table:table-cell table:style-name="Tabla3.A2" office:value-type="string">
            <text:p text:style-name="P12">Chrome 69</text:p>
          </table:table-cell>
          <table:table-cell table:style-name="Tabla3.B2" office:value-type="string">
            <text:p text:style-name="P12">Edge 79</text:p>
          </table:table-cell>
          <table:table-cell table:style-name="Tabla3.C2" office:value-type="string">
            <text:p text:style-name="P12">Firefox 62</text:p>
          </table:table-cell>
          <table:table-cell table:style-name="Tabla3.D2" office:value-type="string">
            <text:p text:style-name="P12">Safari 12</text:p>
          </table:table-cell>
          <table:table-cell table:style-name="Tabla3.E2" office:value-type="string">
            <text:p text:style-name="P12">Opera 56</text:p>
          </table:table-cell>
        </table:table-row>
        <table:table-row table:style-name="Tabla3.1">
          <table:table-cell table:style-name="Tabla3.A3" office:value-type="string">
            <text:p text:style-name="P12">Sep 2018</text:p>
          </table:table-cell>
          <table:table-cell table:style-name="Tabla3.B3" office:value-type="string">
            <text:p text:style-name="P12">Jan 2020</text:p>
          </table:table-cell>
          <table:table-cell table:style-name="Tabla3.C3" office:value-type="string">
            <text:p text:style-name="P12">Sep 2018</text:p>
          </table:table-cell>
          <table:table-cell table:style-name="Tabla3.D3" office:value-type="string">
            <text:p text:style-name="P12">Sep 2018</text:p>
          </table:table-cell>
          <table:table-cell table:style-name="Tabla3.E3" office:value-type="string">
            <text:p text:style-name="P11">Sep 2018</text:p>
          </table:table-cell>
        </table:table-row>
      </table:table>
      <text:p text:style-name="Horizontal_20_Line"/>
      <text:h text:style-name="P2" text:outline-level="2"><text:span text:style-name="T6">splice()</text:span> y <text:span text:style-name="T6">slice() en</text:span> arrays</text:h>
      <text:p text:style-name="P3">El método <text:span text:style-name="Source_20_Text"><text:span text:style-name="T2">splice() </text:span></text:span>agrega nuevos elementos a un <text:s/>array.</text:p>
      <text:p text:style-name="P3">El método <text:span text:style-name="Source_20_Text"><text:span text:style-name="T2">slice()</text:span></text:span>corta una parte de un <text:s/>array.</text:p>
      <text:p text:style-name="Horizontal_20_Line"/>
      <text:h text:style-name="P2" text:outline-level="2"><text:span text:style-name="T6">splice</text:span>()</text:h>
      <text:p text:style-name="P3">El método <text:span text:style-name="Source_20_Text"><text:span text:style-name="T2">splice() </text:span></text:span>se puede utilizar para agregar nuevos elementos a un array: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fruits.splice(<text:span text:style-name="T5">2</text:span>, <text:span text:style-name="T5">0</text:span>, <text:span text:style-name="T4">"Lemon"</text:span>, <text:span text:style-name="T4">"Kiwi"</text:span>);</text:p>
      <text:p text:style-name="P8"><text:s/></text:p>
      <text:p text:style-name="P3">El primer parámetro (2) define la posición <text:span text:style-name="Strong_20_Emphasis">donde</text:span> se deben <text:span text:style-name="Strong_20_Emphasis">agregar</text:span>  nuevos elementos.</text:p>
      <text:p text:style-name="P3">El segundo parámetro (0) define <text:span text:style-name="Strong_20_Emphasis">cuántos</text:span> elementos se deben <text:span text:style-name="Strong_20_Emphasis">eliminar</text:span> .</text:p>
      <text:p text:style-name="P3">El resto de parámetros ("Limón", "Kiwi") definen los nuevos elementos a <text:span text:style-name="Strong_20_Emphasis">añadir</text:span> .</text:p>
      <text:p text:style-name="P3">El método <text:span text:style-name="Source_20_Text"><text:span text:style-name="T2">splice() </text:span></text:span>devuelve un <text:s/>array con los elementos eliminados:</text:p>
      <text:h text:style-name="P5" text:outline-level="3"><text:soft-page-break/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fruits.splice(<text:span text:style-name="T5">2</text:span>, <text:span text:style-name="T5">2</text:span>, <text:span text:style-name="T4">"Lemon"</text:span>, <text:span text:style-name="T4">"Kiwi"</text:span>);</text:p>
      <text:p text:style-name="P9"><text:s/></text:p>
      <text:p text:style-name="Horizontal_20_Line"/>
      <text:h text:style-name="P2" text:outline-level="2">Usando splice() para eliminar elementos</text:h>
      <text:p text:style-name="P3">Con una configuración de parámetros inteligente, puede utilizar <text:span text:style-name="Source_20_Text"><text:span text:style-name="T2">splice() </text:span></text:span>para eliminar elementos sin dejar "agujeros" en el array: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fruits.splice(<text:span text:style-name="T5">0</text:span>, <text:span text:style-name="T5">1</text:span>);</text:p>
      <text:p text:style-name="P8"><text:s/></text:p>
      <text:p text:style-name="P3">El primer parámetro (0) define la posición donde se deben <text:span text:style-name="Strong_20_Emphasis">agregar</text:span>  nuevos elementos.</text:p>
      <text:p text:style-name="P3">El segundo parámetro (1) define <text:span text:style-name="Strong_20_Emphasis">cuántos</text:span> elementos se deben <text:span text:style-name="Strong_20_Emphasis">eliminar</text:span> .</text:p>
      <text:p text:style-name="P3">El resto de parámetros se omiten. No se agregarán nuevos elementos.</text:p>
      <text:p text:style-name="Horizontal_20_Line"/>
      <text:h text:style-name="P2" text:outline-level="2"><text:span text:style-name="T6">toSpliced</text:span>()</text:h>
      <text:p text:style-name="P3"><text:a xlink:type="simple" xlink:href="https://www.w3schools.com/js/js_2023.asp" text:style-name="Internet_20_link" text:visited-style-name="Visited_20_Internet_20_Link"><text:span text:style-name="T1">ES2023</text:span></text:a> agregó el método toSpliced() como una forma segura de empalmar un array sin alterar el array original.</text:p>
      <text:p text:style-name="P3">La diferencia entre el nuevo método toSpliced() y el antiguo método splice() es que el nuevo método crea un nuev<text:span text:style-name="T6">o</text:span> array, manteniendo el array original sin cambios, mientras que el método anterior alteró el array original.</text:p>
      <text:h text:style-name="P5" text:outline-level="3">Ejemplo</text:h>
      <text:p text:style-name="P14"><text:span text:style-name="T3">const</text:span> months = [<text:span text:style-name="T4">"Jan"</text:span>, <text:span text:style-name="T4">"Feb"</text:span>, <text:span text:style-name="T4">"Mar"</text:span>, <text:span text:style-name="T4">"Apr"</text:span>];<text:line-break/><text:span text:style-name="T3">const</text:span> spliced = months.toSpliced(<text:span text:style-name="T5">0</text:span>, <text:span text:style-name="T5">1</text:span>);</text:p>
      <text:p text:style-name="P9"><text:s/></text:p>
      <text:p text:style-name="Horizontal_20_Line"/>
      <text:h text:style-name="P2" text:outline-level="2"><text:span text:style-name="T6">slice</text:span>()</text:h>
      <text:p text:style-name="P3">El método <text:span text:style-name="Source_20_Text"><text:span text:style-name="T2">slice() </text:span></text:span>divide una parte de un array en un nuev<text:span text:style-name="T6">o </text:span>array:</text:p>
      <text:h text:style-name="P5" text:outline-level="3">Ejemplo</text:h>
      <text:p text:style-name="P8">Corte una parte de un array a partir del elemento 1 de el array ("Naranja"):</text:p>
      <text:p text:style-name="P14"><text:span text:style-name="T3">const</text:span> fruits = [<text:span text:style-name="T4">"Banana"</text:span>, <text:span text:style-name="T4">"Orange"</text:span>, <text:span text:style-name="T4">"Lemon"</text:span>, <text:span text:style-name="T4">"Apple"</text:span>, <text:span text:style-name="T4">"Mango"</text:span>];<text:line-break/><text:span text:style-name="T3">const</text:span> citrus = fruits.slice(<text:span text:style-name="T5">1</text:span>);</text:p>
      <text:p text:style-name="P3"><text:soft-page-break/><text:span text:style-name="T2"><text:s/></text:span></text:p>
      <text:h text:style-name="P4" text:outline-level="2">Nota</text:h>
      <text:p text:style-name="P3"><text:span text:style-name="T2">El  método </text:span><text:span text:style-name="Source_20_Text"><text:span text:style-name="T2">slice() </text:span></text:span><text:span text:style-name="T2">crea una nueva array.</text:span></text:p>
      <text:p text:style-name="P3"><text:span text:style-name="T2">El  método </text:span><text:span text:style-name="Source_20_Text"><text:span text:style-name="T2">slice() </text:span></text:span><text:span text:style-name="T2">no elimina ningún elemento de el array fuente.</text:span></text:p>
      <text:h text:style-name="P5" text:outline-level="3">Ejemplo</text:h>
      <text:p text:style-name="P8">Corte una parte de un array a partir del elemento 3 de el array ("Apple"):</text:p>
      <text:p text:style-name="P14"><text:span text:style-name="T3">const</text:span> fruits = [<text:span text:style-name="T4">"Banana"</text:span>, <text:span text:style-name="T4">"Orange"</text:span>, <text:span text:style-name="T4">"Lemon"</text:span>, <text:span text:style-name="T4">"Apple"</text:span>, <text:span text:style-name="T4">"Mango"</text:span>];<text:line-break/><text:span text:style-name="T3">const</text:span> citrus = fruits.slice(<text:span text:style-name="T5">3</text:span>);</text:p>
      <text:p text:style-name="P8"><text:s/></text:p>
      <text:p text:style-name="P3">El  método <text:span text:style-name="Source_20_Text"><text:span text:style-name="T2">slice() </text:span></text:span>puede tomar dos argumentos como <text:span text:style-name="Source_20_Text"><text:span text:style-name="T2">slice(1, 3)</text:span></text:span>.</text:p>
      <text:p text:style-name="P3">Luego, el método selecciona elementos desde el argumento inicial y hasta (pero sin incluir) el argumento final.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Lemon"</text:span>, <text:span text:style-name="T4">"Apple"</text:span>, <text:span text:style-name="T4">"Mango"</text:span>];<text:line-break/><text:span text:style-name="T3">const</text:span> citrus = fruits.slice(<text:span text:style-name="T5">1</text:span>, <text:span text:style-name="T5">3</text:span>);</text:p>
      <text:p text:style-name="P3"><text:a xlink:type="simple" xlink:href="https://www.w3schools.com/js/tryit.asp?filename=tryjs_array_slice" office:target-frame-name="_blank" xlink:show="new" text:style-name="Internet_20_link" text:visited-style-name="Visited_20_Internet_20_Link"><text:span text:style-name="T2"/></text:a></text:p>
      <text:p text:style-name="P3">Si se omite el argumento final, como en los primeros ejemplos, el  método <text:span text:style-name="Source_20_Text"><text:span text:style-name="T2">slice()</text:span></text:span> corta el resto del array.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Lemon"</text:span>, <text:span text:style-name="T4">"Apple"</text:span>, <text:span text:style-name="T4">"Mango"</text:span>];<text:line-break/><text:span text:style-name="T3">const</text:span> citrus = fruits.slice(<text:span text:style-name="T5">2</text:span>);</text:p>
      <text:p text:style-name="P9"><text:s/></text:p>
      <text:p text:style-name="Horizontal_20_Line"/>
      <text:h text:style-name="P2" text:outline-level="2">toString()</text:h>
      <text:p text:style-name="P3">JavaScript convierte automáticamente un array en una cadena separada por comas cuando se espera un valor primitivo.</text:p>
      <text:p text:style-name="P3">Este es siempre el caso cuando intenta generar un array.</text:p>
      <text:p text:style-name="P3">Estos dos ejemplos producirán el mismo resultado:</text:p>
      <text:h text:style-name="P5" text:outline-level="3"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document.getElementById(<text:span text:style-name="T4">"demo"</text:span>).innerHTML = fruits.toString();</text:p>
      <text:p text:style-name="P8"><text:s/></text:p>
      <text:h text:style-name="P5" text:outline-level="3"><text:soft-page-break/>Ejemplo</text:h>
      <text:p text:style-name="P14"><text:span text:style-name="T3">const</text:span> fruits = [<text:span text:style-name="T4">"Banana"</text:span>, <text:span text:style-name="T4">"Orange"</text:span>, <text:span text:style-name="T4">"Apple"</text:span>, <text:span text:style-name="T4">"Mango"</text:span>];<text:line-break/>document.getElementById(<text:span text:style-name="T4">"demo"</text:span>).innerHTML = fruits;</text:p>
      <text:p text:style-name="P8"><text:s/></text:p>
      <text:h text:style-name="P4" text:outline-level="2">Nota</text:h>
      <text:p text:style-name="P8">Todos los objetos JavaScript tienen un método toString().</text:p>
      <text:p text:style-name="Horizontal_20_Line"/>
      <text:h text:style-name="P2" text:outline-level="2"><text:s/></text:h>
      <text:h text:style-name="P4" text:outline-level="2">Ejercicio:</text:h>
      <text:p text:style-name="P3"><text:span text:style-name="T2">Utilice el método Array correcto para eliminar el </text:span><text:span text:style-name="Strong_20_Emphasis"><text:span text:style-name="T2">último elemento</text:span></text:span><text:span text:style-name="T2"> d</text:span><text:span text:style-name="T7">el</text:span><text:span text:style-name="Source_20_Text"><text:span text:style-name="T7"> </text:span></text:span><text:span text:style-name="T2">array </text:span><text:span text:style-name="Source_20_Text"><text:span text:style-name="T2">fruit</text:span></text:span><text:span text:style-name="Source_20_Text"><text:span text:style-name="T9">s</text:span></text:span></text:p>
      <text:p text:style-name="P6"><text:span text:style-name="T6">const</text:span> <text:span text:style-name="T6">fruits</text:span> = ["plátano", "naranja", "manzana"];</text:p>
      <text:p text:style-name="P7"><draw:control text:anchor-type="as-char" draw:z-index="0" draw:name="Forma1" draw:style-name="gr1" draw:text-style-name="P22" svg:width="3.308cm" svg:height="0.662cm" draw:control="control1"/>;</text:p>
      <text:p text:style-name="P18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7:05:31.256000000</meta:creation-date>
    <dc:date>2024-03-18T18:24:48.303000000</dc:date>
    <meta:editing-duration>PT26M1S</meta:editing-duration>
    <meta:editing-cycles>2</meta:editing-cycles>
    <meta:generator>LibreOffice/7.6.0.3$Windows_X86_64 LibreOffice_project/69edd8b8ebc41d00b4de3915dc82f8f0fc3b6265</meta:generator>
    <meta:document-statistic meta:table-count="2" meta:image-count="0" meta:object-count="0" meta:page-count="10" meta:paragraph-count="225" meta:word-count="1413" meta:character-count="9438" meta:non-whitespace-character-count="8161"/>
  </office:meta>
</office:document-meta>
</file>